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_20__28_Web_29_">
      <style:text-properties officeooo:rsid="001f6e4a" officeooo:paragraph-rsid="001f6e4a"/>
    </style:style>
    <style:style style:name="P2" style:family="paragraph" style:parent-style-name="Standard">
      <style:text-properties officeooo:rsid="001f6e4a" officeooo:paragraph-rsid="001f6e4a"/>
    </style:style>
    <style:style style:name="P3" style:family="paragraph" style:parent-style-name="Standard">
      <style:text-properties officeooo:rsid="001ff63e" officeooo:paragraph-rsid="001ff63e"/>
    </style:style>
    <style:style style:name="P4" style:family="paragraph" style:parent-style-name="Standard">
      <style:text-properties officeooo:paragraph-rsid="001ff63e"/>
    </style:style>
    <style:style style:name="P5" style:family="paragraph" style:parent-style-name="Standard">
      <style:text-properties fo:font-weight="bold" officeooo:rsid="001ff63e" officeooo:paragraph-rsid="001ff63e" style:font-weight-asian="bold" style:font-weight-complex="bold"/>
    </style:style>
    <style:style style:name="P6" style:family="paragraph" style:parent-style-name="Standard">
      <style:text-properties fo:font-weight="bold" officeooo:rsid="001ff63e" officeooo:paragraph-rsid="0020069f" style:font-weight-asian="bold" style:font-weight-complex="bold"/>
    </style:style>
    <style:style style:name="P7" style:family="paragraph" style:parent-style-name="Standard">
      <style:text-properties fo:font-weight="bold" officeooo:rsid="001f6e4a" officeooo:paragraph-rsid="001f6e4a" style:font-weight-asian="bold" style:font-weight-complex="bold"/>
    </style:style>
    <style:style style:name="P8" style:family="paragraph" style:parent-style-name="Standard">
      <style:text-properties officeooo:paragraph-rsid="0020069f"/>
    </style:style>
    <style:style style:name="P9" style:family="paragraph" style:parent-style-name="Standard">
      <style:text-properties officeooo:paragraph-rsid="0020f3c3"/>
    </style:style>
    <style:style style:name="P10" style:family="paragraph" style:parent-style-name="Standard" style:list-style-name="L1">
      <style:text-properties officeooo:rsid="0020f3c3" officeooo:paragraph-rsid="0020f3c3"/>
    </style:style>
    <style:style style:name="P11" style:family="paragraph" style:parent-style-name="Standard">
      <style:text-properties officeooo:rsid="001f6e4a" officeooo:paragraph-rsid="001f6e4a"/>
    </style:style>
    <style:style style:name="P12" style:family="paragraph" style:parent-style-name="Standard">
      <style:text-properties officeooo:rsid="0021903c" officeooo:paragraph-rsid="0021903c"/>
    </style:style>
    <style:style style:name="T1" style:family="text">
      <style:text-properties officeooo:rsid="001ff63e"/>
    </style:style>
    <style:style style:name="T2" style:family="text">
      <style:text-properties officeooo:rsid="0020069f"/>
    </style:style>
    <style:style style:name="T3" style:family="text">
      <style:text-properties fo:font-style="italic" officeooo:rsid="0020069f" style:font-style-asian="italic" style:font-style-complex="italic"/>
    </style:style>
    <style:style style:name="T4" style:family="text">
      <style:text-properties officeooo:rsid="0020f3c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Intro in DB Management System</text:p>
      <text:p text:style-name="P2"/>
      <text:p text:style-name="P3">1. what is it RDMS ?</text:p>
      <text:p text:style-name="P3"/>
      <text:p text:style-name="P3"/>
      <text:p text:style-name="P3">2. how do we get info RDMS ?</text:p>
      <text:p text:style-name="P3"/>
      <text:p text:style-name="P3"/>
      <text:p text:style-name="P3">3. Key Concepts ?</text:p>
      <text:p text:style-name="P3">→ transactions</text:p>
      <text:p text:style-name="P3">→ sql</text:p>
      <text:p text:style-name="P3">→ locking ….</text:p>
      <text:p text:style-name="P3"/>
      <text:p text:style-name="P3">4. How they work under the hood (simple Arhitecture)</text:p>
      <text:p text:style-name="P2"/>
      <text:p text:style-name="P12">Resources<text:line-break/>→ https://www.codecademy.com/articles/what-is-rdbms-sql</text:p>
      <text:p text:style-name="P2"/>
      <text:p text:style-name="P5">1. what is it RDMS <text:span text:style-name="T2">(Relational database management system) </text:span>?</text:p>
      <text:p text:style-name="P5"/>
      <text:p text:style-name="P9">A <text:span text:style-name="Emphasis">relational database</text:span> is <text:span text:style-name="T2">database </text:span>that allows us to <text:span text:style-name="T2">work with data using relations. Pojednostavljeno govreci </text:span><text:span text:style-name="Emphasis"><text:span text:style-name="T2">relation is like a table it has row and columns where each row represents data item and column give info about data (is it number or text what is the name ..ect).</text:span></text:span></text:p>
      <text:p text:style-name="P9"><text:span text:style-name="Emphasis"/></text:p>
      <text:p text:style-name="P9"><text:span text:style-name="Emphasis"><text:span text:style-name="T2">All this is based on relation </text:span></text:span><text:span text:style-name="Emphasis"><text:span text:style-name="T3">algebra</text:span></text:span><text:span text:style-name="Emphasis"><text:span text:style-name="T2"> and set theory.</text:span></text:span></text:p>
      <text:p text:style-name="P6"/>
      <text:p text:style-name="P4">A relational database management system (RDBMS) is a program that allows you to create, update, and administer a relational database. <text:span text:style-name="T4">RDMS is responsible for:</text:span></text:p>
      <text:list xml:id="list3371720772" text:style-name="L1">
        <text:list-item>
          <text:p text:style-name="P10">FFLS</text:p>
        </text:list-item>
        <text:list-item>
          <text:p text:style-name="P10">FLJSFJ</text:p>
        </text:list-item>
        <text:list-item>
          <text:p text:style-name="P10">FJAS</text:p>
        </text:list-item>
        <text:list-item>
          <text:p text:style-name="P10">FJKALS</text:p>
        </text:list-item>
      </text:list>
      <text:p text:style-name="P4"/>
      <text:p text:style-name="P4"/>
      <text:p text:style-name="P4">Tables <text:span text:style-name="T2">In relational database</text:span> can have hundreds, thousands, sometimes even millions of rows of data. These rows are often called <text:span text:style-name="Emphasis">records</text:span>.</text:p>
      <text:p text:style-name="P4"/>
      <text:p text:style-name="P8"/>
      <text:p text:style-name="P2"/>
      <text:p text:style-name="P7"><text:span text:style-name="T1">2. </text:span><text:span text:style-name="T4">Why and h</text:span>ow we get <text:span text:style-name="T4">into </text:span>Relational Database Management System <text:span text:style-name="T4">(History perspective)</text:span> ?</text:p>
      <text:p text:style-name="P2"/>
      <text:p text:style-name="P2">In the very early years of computers punch car where used form input, output and data storafe.</text:p>
      <text:p text:style-name="P2"/>
      <text:p text:style-name="P2">The first computer programs were developed in the early 1950s and focused almost completely on coding languages and algorithms. At the time, computers were basically giant calculators and data (names, phone numbers) was considered the leftovers of processing information. </text:p>
      <text:p text:style-name="P2"/>
      <text:p text:style-name="P1"><text:soft-page-break/>Computers were just starting to become commercially available, and when business people started using them for real-world purposes, this leftover data suddenly became important.</text:p>
      <text:p text:style-name="P1">he first general-purpose DBMS, designed by Charles Bachman at General Electric in the early 1960s, was called the Integrated Data Store. It formed the basis for the network data model, which was standardized by the Conference on Data Systems Languages (CODASYL) and strongly in-fl uenced database systems through the 1960s.</text:p>
      <text:p text:style-name="P1"/>
      <text:p text:style-name="P1">In the late 1960s, IBM developed the Information Management System (IMS) DBMS, used even today in many major installations. IMS formed the basis for an alternative data representation framework called the hierarchical data model.</text:p>
      <text:p text:style-name="P1"/>
      <text:p text:style-name="P1">In 1970, Edgar Codd, at IBM's San Jose Research Laboratory, proposed a new data representation framework called the relational data model. This proved to be a watershed in the development of database systems: It sparked the rapid development of several DBMSs based on the relational model, along with a rich body of theoretical results that placed the field on a firm foundation.</text:p>
      <text:p text:style-name="P1"/>
      <text:p text:style-name="P1">In the 1980s, the relational model consolidated its position as the dominant DBMS paradigm, and database systems continued to gain widespread use. <text:line-break/>The SQL query language for relational databases, developed as part of IBM's System R project, is now the standard query language. SQL was standardized in the late 1980s,</text:p>
      <text:p text:style-name="P1"/>
      <text:p text:style-name="P1"/>
      <text:p text:style-name="P1">In the late 1980s and the 1990s, advances were made in many areas of database systems. Considerable research was carried out into more powerful query languages and richer data models, with emphasis placed on supporting complex analysis of data from all parts of an enterprise. Several vendors (e.g., IBM's DB2, Oracle 8, Informix 2 UDS) extended their systems with the ability to store new data types such as images and text, and to ask more complex queries. Spe-cialized systems have been developed by numerous vendors for creating datawarehouses, consolidating data from several databases, and for carrying out specialized analysis.</text:p>
      <text:p text:style-name="P1">An interesting phenomenon is the emergence of several enterprise resource planning (ERP) and management resource planning (MRP) packages, which add a substantial layer of application-oriented features on top of a DBMS. Widely used. packages include systems from Baan, Oracle, PeopleSoft, SAP, and Sieb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fo:hyphenation-remain-char-count="2" fo:hyphenation-push-char-count="2" loext:hyphenation-no-caps="false"/>
    </style:style>
    <style:style style:name="Normal_20__28_Web_29_" style:display-name="Normal (Web)" style:family="paragraph" style:parent-style-name="Normal">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hr" style:country-asian="HR" style:font-name-complex="Times New Roman" style:font-family-complex="'Times New Roman'" style:font-family-generic-complex="roman" style:font-pitch-complex="variable" style:font-size-complex="12pt" fo:hyphenate="false" fo:hyphenation-remain-char-count="2" fo:hyphenation-push-char-count="2" loext:hyphenation-no-caps="fals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2T20:11:39.168929227</meta:creation-date>
    <dc:date>2021-04-02T20:49:42.189752726</dc:date>
    <meta:editing-duration>PT3M15S</meta:editing-duration>
    <meta:editing-cycles>2</meta:editing-cycles>
    <meta:generator>LibreOffice/7.0.4.2$Linux_X86_64 LibreOffice_project/00$Build-2</meta:generator>
    <meta:document-statistic meta:table-count="0" meta:image-count="0" meta:object-count="0" meta:page-count="2" meta:paragraph-count="28" meta:word-count="595" meta:character-count="3762" meta:non-whitespace-character-count="3197"/>
  </office:meta>
</office:document-meta>
</file>